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Publico" svg:font-family="Publico, cv, icons, serif"/>
    <style:font-face style:name="serif" svg:font-family="serif"/>
    <style:font-face style:name="ui-monospace" svg:font-family="ui-monospace, SFMono-Regular, 'SF Mono', Menlo, Consolas, 'Liberation Mon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ce78"/>
    </style:style>
    <style:style style:name="P2" style:family="paragraph" style:parent-style-name="Standard">
      <style:text-properties officeooo:rsid="0024e89b" officeooo:paragraph-rsid="0024e89b"/>
    </style:style>
    <style:style style:name="P3" style:family="paragraph" style:parent-style-name="Standard">
      <style:text-properties officeooo:rsid="002a1efd" officeooo:paragraph-rsid="002a1efd"/>
    </style:style>
    <style:style style:name="P4" style:family="paragraph" style:parent-style-name="Standard">
      <style:text-properties officeooo:rsid="002bb0e6" officeooo:paragraph-rsid="002bb0e6"/>
    </style:style>
    <style:style style:name="P5" style:family="paragraph" style:parent-style-name="Standard">
      <style:text-properties officeooo:paragraph-rsid="00387887"/>
    </style:style>
    <style:style style:name="P6" style:family="paragraph" style:parent-style-name="Standard">
      <style:text-properties officeooo:paragraph-rsid="0024e89b"/>
    </style:style>
    <style:style style:name="P7" style:family="paragraph" style:parent-style-name="Standard">
      <style:text-properties fo:font-size="12pt" officeooo:paragraph-rsid="0024e89b" style:font-size-asian="12pt" style:font-size-complex="12pt"/>
    </style:style>
    <style:style style:name="P8" style:family="paragraph" style:parent-style-name="Standard">
      <style:text-properties fo:font-size="12pt" officeooo:paragraph-rsid="00303da1" style:font-size-asian="12pt" style:font-size-complex="12pt"/>
    </style:style>
    <style:style style:name="P9" style:family="paragraph" style:parent-style-name="Standard">
      <style:text-properties fo:font-size="12pt" officeooo:paragraph-rsid="002ea49b" style:font-size-asian="12pt" style:font-size-complex="12pt"/>
    </style:style>
    <style:style style:name="P10" style:family="paragraph" style:parent-style-name="Standard">
      <style:text-properties fo:font-size="12pt" officeooo:rsid="004002f2" officeooo:paragraph-rsid="003c8c49" style:font-size-asian="12pt" style:font-size-complex="12pt"/>
    </style:style>
    <style:style style:name="P11" style:family="paragraph" style:parent-style-name="Standard">
      <style:text-properties fo:font-size="12pt" officeooo:rsid="004002f2" officeooo:paragraph-rsid="004002f2" style:font-size-asian="12pt" style:font-size-complex="12pt"/>
    </style:style>
    <style:style style:name="P12" style:family="paragraph" style:parent-style-name="Standard">
      <style:text-properties fo:font-size="12pt" officeooo:rsid="0041651f" officeooo:paragraph-rsid="0041651f" style:font-size-asian="12pt" style:font-size-complex="12pt"/>
    </style:style>
    <style:style style:name="P13" style:family="paragraph" style:parent-style-name="Standard">
      <style:text-properties fo:font-size="12pt" officeooo:rsid="004b5ac2" officeooo:paragraph-rsid="00496c81" style:font-size-asian="12pt" style:font-size-complex="12pt"/>
    </style:style>
    <style:style style:name="P14" style:family="paragraph" style:parent-style-name="Standard">
      <style:text-properties fo:font-size="12pt" officeooo:rsid="004b5ac2" officeooo:paragraph-rsid="004b5ac2" style:font-size-asian="12pt" style:font-size-complex="12pt"/>
    </style:style>
    <style:style style:name="P15" style:family="paragraph" style:parent-style-name="Standard">
      <style:text-properties fo:font-size="12pt" officeooo:rsid="004bb7e2" officeooo:paragraph-rsid="004bb7e2" style:font-size-asian="12pt" style:font-size-complex="12pt"/>
    </style:style>
    <style:style style:name="P16" style:family="paragraph" style:parent-style-name="Standard">
      <style:text-properties fo:font-size="12pt" officeooo:rsid="004c265e" officeooo:paragraph-rsid="004c265e" style:font-size-asian="12pt" style:font-size-complex="12pt"/>
    </style:style>
    <style:style style:name="P17" style:family="paragraph" style:parent-style-name="Standard">
      <style:text-properties fo:font-size="12pt" officeooo:rsid="004da46e" officeooo:paragraph-rsid="004fb4c4" style:font-size-asian="12pt" style:font-size-complex="12pt"/>
    </style:style>
    <style:style style:name="P18" style:family="paragraph" style:parent-style-name="Standard">
      <style:text-properties fo:font-size="12pt" officeooo:rsid="00513632" officeooo:paragraph-rsid="004fb4c4" style:font-size-asian="12pt" style:font-size-complex="12pt"/>
    </style:style>
    <style:style style:name="P19" style:family="paragraph" style:parent-style-name="Standard">
      <style:text-properties fo:font-size="12pt" officeooo:rsid="0055e392" officeooo:paragraph-rsid="0055e392" style:font-size-asian="12pt" style:font-size-complex="12pt"/>
    </style:style>
    <style:style style:name="P20" style:family="paragraph" style:parent-style-name="Standard">
      <style:text-properties fo:font-size="12pt" officeooo:rsid="0056f644" officeooo:paragraph-rsid="0056f644" style:font-size-asian="12pt" style:font-size-complex="12pt"/>
    </style:style>
    <style:style style:name="P21" style:family="paragraph" style:parent-style-name="Standard">
      <style:text-properties fo:font-size="12pt" officeooo:rsid="00577f36" officeooo:paragraph-rsid="00577f36" style:font-size-asian="12pt" style:font-size-complex="12pt"/>
    </style:style>
    <style:style style:name="P22" style:family="paragraph" style:parent-style-name="Standard">
      <style:text-properties fo:font-size="12pt" officeooo:rsid="005559bd" officeooo:paragraph-rsid="0054e4d1" style:font-size-asian="12pt" style:font-size-complex="12pt"/>
    </style:style>
    <style:style style:name="P23" style:family="paragraph" style:parent-style-name="Standard">
      <style:text-properties fo:font-size="12pt" officeooo:rsid="0059234e" officeooo:paragraph-rsid="0055e392" style:font-size-asian="12pt" style:font-size-complex="12pt"/>
    </style:style>
    <style:style style:name="P24" style:family="paragraph" style:parent-style-name="Standard">
      <style:text-properties fo:font-size="12pt" officeooo:rsid="0059234e" officeooo:paragraph-rsid="0059234e" style:font-size-asian="12pt" style:font-size-complex="12pt"/>
    </style:style>
    <style:style style:name="P25" style:family="paragraph" style:parent-style-name="Standard">
      <style:text-properties fo:font-size="12pt" officeooo:rsid="005abda8" officeooo:paragraph-rsid="005abda8" style:font-size-asian="12pt" style:font-size-complex="12pt"/>
    </style:style>
    <style:style style:name="P26" style:family="paragraph" style:parent-style-name="Standard">
      <style:text-properties fo:font-size="12pt" officeooo:rsid="005c455b" officeooo:paragraph-rsid="005e3932" style:font-size-asian="12pt" style:font-size-complex="12pt"/>
    </style:style>
    <style:style style:name="P27" style:family="paragraph" style:parent-style-name="Standard">
      <style:text-properties fo:font-size="12pt" officeooo:rsid="005e3932" officeooo:paragraph-rsid="005e3932" style:font-size-asian="12pt" style:font-size-complex="12pt"/>
    </style:style>
    <style:style style:name="P28" style:family="paragraph" style:parent-style-name="Standard">
      <style:text-properties fo:font-size="12pt" officeooo:rsid="006545c7" officeooo:paragraph-rsid="006545c7" style:font-size-asian="12pt" style:font-size-complex="12pt"/>
    </style:style>
    <style:style style:name="P29" style:family="paragraph" style:parent-style-name="Standard">
      <style:text-properties fo:font-size="12pt" officeooo:rsid="006545c7" officeooo:paragraph-rsid="0065f3d7" style:font-size-asian="12pt" style:font-size-complex="12pt"/>
    </style:style>
    <style:style style:name="P30" style:family="paragraph" style:parent-style-name="Standard">
      <style:text-properties fo:font-size="12pt" officeooo:rsid="0065f3d7" officeooo:paragraph-rsid="0065f3d7" style:font-size-asian="12pt" style:font-size-complex="12pt"/>
    </style:style>
    <style:style style:name="P31" style:family="paragraph" style:parent-style-name="Standard">
      <style:text-properties fo:font-size="12pt" officeooo:rsid="006abdc5" officeooo:paragraph-rsid="006abdc5" style:font-size-asian="12pt" style:font-size-complex="12pt"/>
    </style:style>
    <style:style style:name="P32" style:family="paragraph" style:parent-style-name="Standard">
      <style:text-properties fo:font-size="12pt" officeooo:rsid="006ec529" officeooo:paragraph-rsid="006fd1c8" style:font-size-asian="12pt" style:font-size-complex="12pt"/>
    </style:style>
    <style:style style:name="P33" style:family="paragraph" style:parent-style-name="Standard">
      <style:text-properties fo:font-size="12pt" officeooo:rsid="006b6630" officeooo:paragraph-rsid="006abdc5" style:font-size-asian="12pt" style:font-size-complex="12pt"/>
    </style:style>
    <style:style style:name="P34" style:family="paragraph" style:parent-style-name="Standard">
      <style:text-properties fo:font-size="12pt" officeooo:rsid="00728b25" officeooo:paragraph-rsid="0073666e" style:font-size-asian="12pt" style:font-size-complex="12pt"/>
    </style:style>
    <style:style style:name="P35" style:family="paragraph" style:parent-style-name="Standard">
      <style:text-properties fo:font-size="12pt" officeooo:rsid="0074332b" officeooo:paragraph-rsid="0074332b" style:font-size-asian="12pt" style:font-size-complex="12pt"/>
    </style:style>
    <style:style style:name="P36" style:family="paragraph" style:parent-style-name="Standard">
      <style:text-properties fo:font-size="12pt" officeooo:rsid="00777a4b" officeooo:paragraph-rsid="0075f07c" style:font-size-asian="12pt" style:font-size-complex="12pt"/>
    </style:style>
    <style:style style:name="P37" style:family="paragraph" style:parent-style-name="Standard">
      <style:text-properties fo:font-size="12pt" officeooo:rsid="007ea298" officeooo:paragraph-rsid="0078c24a" style:font-size-asian="12pt" style:font-size-complex="12pt"/>
    </style:style>
    <style:style style:name="P38" style:family="paragraph" style:parent-style-name="Standard">
      <style:text-properties fo:font-size="12pt" officeooo:rsid="007ea298" officeooo:paragraph-rsid="007ea298" style:font-size-asian="12pt" style:font-size-complex="12pt"/>
    </style:style>
    <style:style style:name="P39" style:family="paragraph" style:parent-style-name="Standard">
      <style:text-properties fo:font-size="12pt" officeooo:rsid="00839396" officeooo:paragraph-rsid="00839396" style:font-size-asian="12pt" style:font-size-complex="12pt"/>
    </style:style>
    <style:style style:name="P40" style:family="paragraph" style:parent-style-name="Standard">
      <style:text-properties fo:font-size="12pt" officeooo:rsid="008588f7" officeooo:paragraph-rsid="008588f7" style:font-size-asian="12pt" style:font-size-complex="12pt"/>
    </style:style>
    <style:style style:name="P41" style:family="paragraph" style:parent-style-name="Standard">
      <style:text-properties fo:font-size="12pt" officeooo:rsid="008737bd" officeooo:paragraph-rsid="008737bd" style:font-size-asian="12pt" style:font-size-complex="12pt"/>
    </style:style>
    <style:style style:name="P42" style:family="paragraph" style:parent-style-name="Standard">
      <style:text-properties fo:font-size="12pt" officeooo:rsid="006fd1c8" officeooo:paragraph-rsid="006fd1c8" style:font-size-asian="12pt" style:font-size-complex="12pt"/>
    </style:style>
    <style:style style:name="P43" style:family="paragraph" style:parent-style-name="Standard">
      <style:text-properties officeooo:rsid="002cfd08" officeooo:paragraph-rsid="00303da1"/>
    </style:style>
    <style:style style:name="P44" style:family="paragraph" style:parent-style-name="Standard">
      <style:text-properties officeooo:paragraph-rsid="002ea49b"/>
    </style:style>
    <style:style style:name="P45" style:family="paragraph" style:parent-style-name="Standard">
      <style:text-properties officeooo:rsid="003a1f05" officeooo:paragraph-rsid="003a1f05"/>
    </style:style>
    <style:style style:name="P46" style:family="paragraph" style:parent-style-name="Standard">
      <style:text-properties officeooo:paragraph-rsid="003c8c49"/>
    </style:style>
    <style:style style:name="P47" style:family="paragraph" style:parent-style-name="Standard">
      <style:text-properties officeooo:paragraph-rsid="0041651f"/>
    </style:style>
    <style:style style:name="P48" style:family="paragraph" style:parent-style-name="Standard">
      <style:text-properties officeooo:rsid="004502dd" officeooo:paragraph-rsid="004502dd"/>
    </style:style>
    <style:style style:name="P49" style:family="paragraph" style:parent-style-name="Standard">
      <style:text-properties officeooo:rsid="00496c81" officeooo:paragraph-rsid="00496c81"/>
    </style:style>
    <style:style style:name="P50" style:family="paragraph" style:parent-style-name="Standard">
      <style:text-properties officeooo:rsid="004b5ac2" officeooo:paragraph-rsid="004bb7e2"/>
    </style:style>
    <style:style style:name="P51" style:family="paragraph" style:parent-style-name="Standard">
      <style:text-properties officeooo:rsid="004c265e" officeooo:paragraph-rsid="004c265e"/>
    </style:style>
    <style:style style:name="P52" style:family="paragraph" style:parent-style-name="Standard">
      <style:text-properties officeooo:rsid="004c265e" officeooo:paragraph-rsid="004fb4c4"/>
    </style:style>
    <style:style style:name="P53" style:family="paragraph" style:parent-style-name="Standard">
      <style:text-properties officeooo:rsid="004c265e" officeooo:paragraph-rsid="0055e392"/>
    </style:style>
    <style:style style:name="P54" style:family="paragraph" style:parent-style-name="Standard">
      <style:text-properties officeooo:paragraph-rsid="00513632"/>
    </style:style>
    <style:style style:name="P55" style:family="paragraph" style:parent-style-name="Standard">
      <style:text-properties officeooo:paragraph-rsid="0054e4d1"/>
    </style:style>
    <style:style style:name="P56" style:family="paragraph" style:parent-style-name="Standard">
      <style:text-properties officeooo:paragraph-rsid="0055e392"/>
    </style:style>
    <style:style style:name="P57" style:family="paragraph" style:parent-style-name="Standard">
      <style:text-properties officeooo:rsid="0056f644" officeooo:paragraph-rsid="0056f644"/>
    </style:style>
    <style:style style:name="P58" style:family="paragraph" style:parent-style-name="Standard">
      <style:text-properties officeooo:rsid="00577f36" officeooo:paragraph-rsid="00577f36"/>
    </style:style>
    <style:style style:name="P59" style:family="paragraph" style:parent-style-name="Standard">
      <style:text-properties officeooo:rsid="0059234e" officeooo:paragraph-rsid="0059234e"/>
    </style:style>
    <style:style style:name="P60" style:family="paragraph" style:parent-style-name="Standard">
      <style:text-properties officeooo:paragraph-rsid="005e3932"/>
    </style:style>
    <style:style style:name="P61" style:family="paragraph" style:parent-style-name="Standard">
      <style:text-properties officeooo:paragraph-rsid="0065f3d7"/>
    </style:style>
    <style:style style:name="P62" style:family="paragraph" style:parent-style-name="Standard">
      <style:text-properties officeooo:paragraph-rsid="006abdc5"/>
    </style:style>
    <style:style style:name="P63" style:family="paragraph" style:parent-style-name="Standard">
      <style:text-properties officeooo:paragraph-rsid="006ec529"/>
    </style:style>
    <style:style style:name="P64" style:family="paragraph" style:parent-style-name="Standard">
      <style:text-properties officeooo:paragraph-rsid="0075f07c"/>
    </style:style>
    <style:style style:name="P65" style:family="paragraph" style:parent-style-name="Standard">
      <style:text-properties officeooo:paragraph-rsid="007ea298"/>
    </style:style>
    <style:style style:name="P66" style:family="paragraph" style:parent-style-name="Standard">
      <style:text-properties officeooo:paragraph-rsid="0078c24a"/>
    </style:style>
    <style:style style:name="P67" style:family="paragraph" style:parent-style-name="Standard">
      <style:text-properties fo:color="#000000" loext:opacity="100%" fo:font-style="normal" fo:font-weight="normal" style:font-style-asian="normal" style:font-weight-asian="normal"/>
    </style:style>
    <style:style style:name="P68" style:family="paragraph" style:parent-style-name="Standard">
      <style:paragraph-properties fo:margin-left="0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69" style:family="paragraph" style:parent-style-name="Standard">
      <style:text-properties fo:color="#000000" loext:opacity="100%" fo:font-style="normal" fo:font-weight="normal" style:font-style-asian="normal" style:font-weight-asian="normal"/>
    </style:style>
    <style:style style:name="P70" style:family="paragraph" style:parent-style-name="Standard">
      <style:text-properties officeooo:paragraph-rsid="008d2b92"/>
    </style:style>
    <style:style style:name="P71" style:family="paragraph" style:parent-style-name="Standard">
      <style:text-properties fo:font-size="12pt" officeooo:rsid="00777a4b" officeooo:paragraph-rsid="0075f07c" style:font-size-asian="12pt" style:font-size-complex="12pt"/>
    </style:style>
    <style:style style:name="P72" style:family="paragraph" style:parent-style-name="Standard">
      <style:text-properties fo:font-size="12pt" officeooo:rsid="008e4a1d" officeooo:paragraph-rsid="008e4a1d" style:font-size-asian="12pt" style:font-size-complex="12pt"/>
    </style:style>
    <style:style style:name="P73" style:family="paragraph" style:parent-style-name="Standard">
      <style:text-properties fo:font-size="12pt" officeooo:rsid="008f5b5e" officeooo:paragraph-rsid="008f5b5e" style:font-size-asian="12pt" style:font-size-complex="12pt"/>
    </style:style>
    <style:style style:name="P74" style:family="paragraph" style:parent-style-name="Standard">
      <style:text-properties fo:font-size="12pt" officeooo:rsid="008f5b5e" officeooo:paragraph-rsid="00973739" style:font-size-asian="12pt" style:font-size-complex="12pt"/>
    </style:style>
    <style:style style:name="P75" style:family="paragraph" style:parent-style-name="Standard">
      <style:text-properties fo:font-size="12pt" officeooo:rsid="00901a7d" officeooo:paragraph-rsid="00920d1a" style:font-size-asian="12pt" style:font-size-complex="12pt"/>
    </style:style>
    <style:style style:name="P76" style:family="paragraph" style:parent-style-name="Standard">
      <style:text-properties fo:font-size="12pt" officeooo:rsid="00920d1a" officeooo:paragraph-rsid="00920d1a" style:font-size-asian="12pt" style:font-size-complex="12pt"/>
    </style:style>
    <style:style style:name="P77" style:family="paragraph" style:parent-style-name="Standard">
      <style:text-properties officeooo:paragraph-rsid="008e4a1d"/>
    </style:style>
    <style:style style:name="T1" style:family="text">
      <style:text-properties officeooo:rsid="0014f5e1"/>
    </style:style>
    <style:style style:name="T2" style:family="text">
      <style:text-properties officeooo:rsid="002b7f67"/>
    </style:style>
    <style:style style:name="T3" style:family="text">
      <style:text-properties officeooo:rsid="002cfd08"/>
    </style:style>
    <style:style style:name="T4" style:family="text">
      <style:text-properties fo:font-variant="normal" fo:text-transform="none" fo:color="#333333" loext:opacity="100%" style:font-name="Publico" fo:letter-spacing="normal" fo:font-style="normal" fo:font-weight="normal"/>
    </style:style>
    <style:style style:name="T5" style:family="text">
      <style:text-properties fo:font-variant="normal" fo:text-transform="none" fo:color="#333333" loext:opacity="100%" style:font-name="Publico" fo:font-size="12pt" fo:letter-spacing="normal" fo:font-style="normal" fo:font-weight="normal" style:font-size-asian="12pt" style:font-size-complex="12pt"/>
    </style:style>
    <style:style style:name="T6" style:family="text">
      <style:text-properties fo:font-variant="normal" fo:text-transform="none" fo:color="#333333" loext:opacity="100%" style:font-name="Publico" fo:font-size="12pt" fo:letter-spacing="normal" fo:font-style="normal" fo:font-weight="normal" officeooo:rsid="002cfd08" style:font-size-asian="12pt" style:font-size-complex="12pt"/>
    </style:style>
    <style:style style:name="T7" style:family="text">
      <style:text-properties fo:font-variant="normal" fo:text-transform="none" fo:color="#333333" loext:opacity="100%" fo:letter-spacing="normal"/>
    </style:style>
    <style:style style:name="T8"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9" style:family="text">
      <style:text-properties fo:font-variant="normal" fo:text-transform="none" fo:color="#333333" loext:opacity="100%" style:font-name="Liberation Serif"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333333" loext:opacity="100%" style:font-name="Liberation Serif" fo:font-size="12pt" fo:letter-spacing="normal" fo:font-weight="normal" style:font-size-asian="12pt" style:font-weight-asian="normal" style:font-size-complex="12pt" style:font-weight-complex="normal"/>
    </style:style>
    <style:style style:name="T11" style:family="text">
      <style:text-properties fo:font-variant="normal" fo:text-transform="none" fo:color="#333333" loext:opacity="100%" fo:font-size="12pt" fo:letter-spacing="normal" style:font-size-asian="12pt" style:font-size-complex="12pt"/>
    </style:style>
    <style:style style:name="T12" style:family="text">
      <style:text-properties fo:font-variant="normal" fo:text-transform="none" fo:color="#333333" loext:opacity="100%" fo:font-size="12pt" fo:letter-spacing="normal" officeooo:rsid="002cfd08" style:font-size-asian="12pt" style:font-size-complex="12pt"/>
    </style:style>
    <style:style style:name="T13" style:family="text">
      <style:text-properties fo:font-variant="normal" fo:text-transform="none" fo:color="#000000" loext:opacity="100%" style:font-name="Liberation Serif" fo:font-size="12pt" fo:letter-spacing="normal" fo:font-style="normal" fo:font-weight="normal"/>
    </style:style>
    <style:style style:name="T14" style:family="text">
      <style:text-properties style:font-name="Liberation Serif" fo:font-size="12pt" officeooo:rsid="0014f5e1" style:font-size-asian="12pt" style:font-size-complex="12pt"/>
    </style:style>
    <style:style style:name="T15" style:family="text">
      <style:text-properties style:font-name="Liberation Serif" fo:font-size="12pt" officeooo:rsid="001d5487" style:font-size-asian="12pt" style:font-size-complex="12pt"/>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officeooo:rsid="003c1133" style:font-size-asian="12pt" style:font-size-complex="12pt"/>
    </style:style>
    <style:style style:name="T19" style:family="text">
      <style:text-properties fo:font-size="12pt" officeooo:rsid="003c209f" style:font-size-asian="12pt" style:font-size-complex="12pt"/>
    </style:style>
    <style:style style:name="T20" style:family="text">
      <style:text-properties fo:font-size="12pt" officeooo:rsid="003c8c49" style:font-size-asian="12pt" style:font-size-complex="12pt"/>
    </style:style>
    <style:style style:name="T21" style:family="text">
      <style:text-properties fo:font-size="12pt" officeooo:rsid="003d0232" style:font-size-asian="12pt" style:font-size-complex="12pt"/>
    </style:style>
    <style:style style:name="T22" style:family="text">
      <style:text-properties fo:font-size="12pt" officeooo:rsid="003dc56a" style:font-size-asian="12pt" style:font-size-complex="12pt"/>
    </style:style>
    <style:style style:name="T23" style:family="text">
      <style:text-properties fo:font-size="12pt" officeooo:rsid="004002f2" style:font-size-asian="12pt" style:font-size-complex="12pt"/>
    </style:style>
    <style:style style:name="T24" style:family="text">
      <style:text-properties fo:font-size="12pt" officeooo:rsid="00434f1a" style:font-size-asian="12pt" style:font-size-complex="12pt"/>
    </style:style>
    <style:style style:name="T25" style:family="text">
      <style:text-properties fo:font-size="12pt" officeooo:rsid="0041651f" style:font-size-asian="12pt" style:font-size-complex="12pt"/>
    </style:style>
    <style:style style:name="T26" style:family="text">
      <style:text-properties fo:font-size="12pt" officeooo:rsid="0046f3ce" style:font-size-asian="12pt" style:font-size-complex="12pt"/>
    </style:style>
    <style:style style:name="T27" style:family="text">
      <style:text-properties fo:font-size="12pt" officeooo:rsid="004b5ac2" style:font-size-asian="12pt" style:font-size-complex="12pt"/>
    </style:style>
    <style:style style:name="T28" style:family="text">
      <style:text-properties fo:font-size="12pt" officeooo:rsid="004bb7e2" style:font-size-asian="12pt" style:font-size-complex="12pt"/>
    </style:style>
    <style:style style:name="T29" style:family="text">
      <style:text-properties fo:font-size="12pt" officeooo:rsid="004da46e" style:font-size-asian="12pt" style:font-size-complex="12pt"/>
    </style:style>
    <style:style style:name="T30" style:family="text">
      <style:text-properties fo:font-size="12pt" officeooo:rsid="004e141e" style:font-size-asian="12pt" style:font-size-complex="12pt"/>
    </style:style>
    <style:style style:name="T31" style:family="text">
      <style:text-properties fo:font-size="12pt" officeooo:rsid="004fb4c4" style:font-size-asian="12pt" style:font-size-complex="12pt"/>
    </style:style>
    <style:style style:name="T32" style:family="text">
      <style:text-properties fo:font-size="12pt" officeooo:rsid="00513632" style:font-size-asian="12pt" style:font-size-complex="12pt"/>
    </style:style>
    <style:style style:name="T33" style:family="text">
      <style:text-properties fo:font-size="12pt" officeooo:rsid="005181cf" style:font-size-asian="12pt" style:font-size-complex="12pt"/>
    </style:style>
    <style:style style:name="T34" style:family="text">
      <style:text-properties fo:font-size="12pt" officeooo:rsid="00530419" style:font-size-asian="12pt" style:font-size-complex="12pt"/>
    </style:style>
    <style:style style:name="T35" style:family="text">
      <style:text-properties fo:font-size="12pt" officeooo:rsid="0053935a" style:font-size-asian="12pt" style:font-size-complex="12pt"/>
    </style:style>
    <style:style style:name="T36" style:family="text">
      <style:text-properties fo:font-size="12pt" officeooo:rsid="0054e4d1" style:font-size-asian="12pt" style:font-size-complex="12pt"/>
    </style:style>
    <style:style style:name="T37" style:family="text">
      <style:text-properties fo:font-size="12pt" officeooo:rsid="005559bd" style:font-size-asian="12pt" style:font-size-complex="12pt"/>
    </style:style>
    <style:style style:name="T38" style:family="text">
      <style:text-properties fo:font-size="12pt" officeooo:rsid="0055e392" style:font-size-asian="12pt" style:font-size-complex="12pt"/>
    </style:style>
    <style:style style:name="T39" style:family="text">
      <style:text-properties fo:font-size="12pt" officeooo:rsid="00577f36" style:font-size-asian="12pt" style:font-size-complex="12pt"/>
    </style:style>
    <style:style style:name="T40" style:family="text">
      <style:text-properties fo:font-size="12pt" officeooo:rsid="0059234e" style:font-size-asian="12pt" style:font-size-complex="12pt"/>
    </style:style>
    <style:style style:name="T41" style:family="text">
      <style:text-properties fo:font-size="12pt" officeooo:rsid="005abda8" style:font-size-asian="12pt" style:font-size-complex="12pt"/>
    </style:style>
    <style:style style:name="T42" style:family="text">
      <style:text-properties fo:font-size="12pt" officeooo:rsid="005ae911" style:font-size-asian="12pt" style:font-size-complex="12pt"/>
    </style:style>
    <style:style style:name="T43" style:family="text">
      <style:text-properties fo:font-size="12pt" officeooo:rsid="005c455b" style:font-size-asian="12pt" style:font-size-complex="12pt"/>
    </style:style>
    <style:style style:name="T44" style:family="text">
      <style:text-properties fo:font-size="12pt" officeooo:rsid="005e3932" style:font-size-asian="12pt" style:font-size-complex="12pt"/>
    </style:style>
    <style:style style:name="T45" style:family="text">
      <style:text-properties fo:font-size="12pt" officeooo:rsid="00617cea" style:font-size-asian="12pt" style:font-size-complex="12pt"/>
    </style:style>
    <style:style style:name="T46" style:family="text">
      <style:text-properties fo:font-size="12pt" officeooo:rsid="0062bf17" style:font-size-asian="12pt" style:font-size-complex="12pt"/>
    </style:style>
    <style:style style:name="T47" style:family="text">
      <style:text-properties fo:font-size="12pt" officeooo:rsid="00633a4a" style:font-size-asian="12pt" style:font-size-complex="12pt"/>
    </style:style>
    <style:style style:name="T48" style:family="text">
      <style:text-properties fo:font-size="12pt" officeooo:rsid="006545c7" style:font-size-asian="12pt" style:font-size-complex="12pt"/>
    </style:style>
    <style:style style:name="T49" style:family="text">
      <style:text-properties fo:font-size="12pt" officeooo:rsid="00677c1c" style:font-size-asian="12pt" style:font-size-complex="12pt"/>
    </style:style>
    <style:style style:name="T50" style:family="text">
      <style:text-properties fo:font-size="12pt" officeooo:rsid="006abdc5" style:font-size-asian="12pt" style:font-size-complex="12pt"/>
    </style:style>
    <style:style style:name="T51" style:family="text">
      <style:text-properties fo:font-size="12pt" officeooo:rsid="006b6630" style:font-size-asian="12pt" style:font-size-complex="12pt"/>
    </style:style>
    <style:style style:name="T52" style:family="text">
      <style:text-properties fo:font-size="12pt" officeooo:rsid="006d105c" style:font-size-asian="12pt" style:font-size-complex="12pt"/>
    </style:style>
    <style:style style:name="T53" style:family="text">
      <style:text-properties fo:font-size="12pt" officeooo:rsid="006d3d2b" style:font-size-asian="12pt" style:font-size-complex="12pt"/>
    </style:style>
    <style:style style:name="T54" style:family="text">
      <style:text-properties fo:font-size="12pt" officeooo:rsid="006ec529" style:font-size-asian="12pt" style:font-size-complex="12pt"/>
    </style:style>
    <style:style style:name="T55" style:family="text">
      <style:text-properties fo:font-size="12pt" officeooo:rsid="006f8e30" style:font-size-asian="12pt" style:font-size-complex="12pt"/>
    </style:style>
    <style:style style:name="T56" style:family="text">
      <style:text-properties fo:font-size="12pt" officeooo:rsid="0073666e" style:font-size-asian="12pt" style:font-size-complex="12pt"/>
    </style:style>
    <style:style style:name="T57" style:family="text">
      <style:text-properties fo:font-size="12pt" officeooo:rsid="0074332b" style:font-size-asian="12pt" style:font-size-complex="12pt"/>
    </style:style>
    <style:style style:name="T58" style:family="text">
      <style:text-properties fo:font-size="12pt" officeooo:rsid="0075f07c" style:font-size-asian="12pt" style:font-size-complex="12pt"/>
    </style:style>
    <style:style style:name="T59" style:family="text">
      <style:text-properties fo:font-size="12pt" officeooo:rsid="00777a4b" style:font-size-asian="12pt" style:font-size-complex="12pt"/>
    </style:style>
    <style:style style:name="T60" style:family="text">
      <style:text-properties fo:font-size="12pt" officeooo:rsid="00797182" style:font-size-asian="12pt" style:font-size-complex="12pt"/>
    </style:style>
    <style:style style:name="T61" style:family="text">
      <style:text-properties fo:font-size="12pt" officeooo:rsid="007a2789" style:font-size-asian="12pt" style:font-size-complex="12pt"/>
    </style:style>
    <style:style style:name="T62" style:family="text">
      <style:text-properties fo:font-size="12pt" officeooo:rsid="007dbe0a" style:font-size-asian="12pt" style:font-size-complex="12pt"/>
    </style:style>
    <style:style style:name="T63" style:family="text">
      <style:text-properties fo:font-size="12pt" officeooo:rsid="007ea298" style:font-size-asian="12pt" style:font-size-complex="12pt"/>
    </style:style>
    <style:style style:name="T64" style:family="text">
      <style:text-properties fo:font-size="12pt" officeooo:rsid="007f5737" style:font-size-asian="12pt" style:font-size-complex="12pt"/>
    </style:style>
    <style:style style:name="T65" style:family="text">
      <style:text-properties fo:font-size="12pt" officeooo:rsid="0082a069" style:font-size-asian="12pt" style:font-size-complex="12pt"/>
    </style:style>
    <style:style style:name="T66" style:family="text">
      <style:text-properties fo:font-size="12pt" officeooo:rsid="00838bea" style:font-size-asian="12pt" style:font-size-complex="12pt"/>
    </style:style>
    <style:style style:name="T67" style:family="text">
      <style:text-properties fo:font-size="12pt" officeooo:rsid="0078c24a" style:font-size-asian="12pt" style:font-size-complex="12pt"/>
    </style:style>
    <style:style style:name="T68" style:family="text">
      <style:text-properties fo:font-size="12pt" officeooo:rsid="00839396" style:font-size-asian="12pt" style:font-size-complex="12pt"/>
    </style:style>
    <style:style style:name="T69" style:family="text">
      <style:text-properties fo:font-size="12pt" officeooo:rsid="00897dd0" style:font-size-asian="12pt" style:font-size-complex="12pt"/>
    </style:style>
    <style:style style:name="T70" style:family="text">
      <style:text-properties fo:font-size="12pt" officeooo:rsid="008dc15a" style:font-size-asian="12pt" style:font-size-complex="12pt"/>
    </style:style>
    <style:style style:name="T71" style:family="text">
      <style:text-properties style:font-name="serif" fo:font-size="12pt" officeooo:rsid="003c8c49" style:font-size-asian="12pt" style:font-size-complex="12pt"/>
    </style:style>
    <style:style style:name="T72" style:family="text">
      <style:text-properties style:font-name="serif" fo:font-size="12.75pt" officeooo:rsid="003c8c49" style:font-size-asian="12pt" style:font-size-complex="12pt"/>
    </style:style>
    <style:style style:name="T73" style:family="text">
      <style:text-properties officeooo:rsid="0065fd6f"/>
    </style:style>
    <style:style style:name="T74" style:family="text">
      <style:text-properties officeooo:rsid="006f8e30"/>
    </style:style>
    <style:style style:name="T75" style:family="text">
      <style:text-properties fo:color="#000000" loext:opacity="100%" style:font-name="Liberation Serif"/>
    </style:style>
    <style:style style:name="T76" style:family="text">
      <style:text-properties fo:color="#000000" loext:opacity="100%" fo:font-style="normal" fo:font-weight="normal" style:font-style-asian="normal" style:font-weight-asian="normal"/>
    </style:style>
    <style:style style:name="T77" style:family="text">
      <style:text-properties fo:color="#000000" loext:opacity="100%" fo:font-style="normal" fo:font-weight="normal" officeooo:rsid="008d2b92" style:font-style-asian="normal" style:font-weight-asian="normal"/>
    </style:style>
    <style:style style:name="T78" style:family="text">
      <style:text-properties officeooo:rsid="0083cbb2"/>
    </style:style>
    <style:style style:name="T79" style:family="text">
      <style:text-properties officeooo:rsid="00877541"/>
    </style:style>
    <style:style style:name="T80" style:family="text">
      <style:text-properties officeooo:rsid="008883fb"/>
    </style:style>
    <style:style style:name="T81" style:family="text">
      <style:text-properties officeooo:rsid="008dc15a"/>
    </style:style>
    <style:style style:name="T82" style:family="text">
      <style:text-properties officeooo:rsid="008e9828"/>
    </style:style>
    <style:style style:name="T83" style:family="text">
      <style:text-properties officeooo:rsid="008f5b5e"/>
    </style:style>
    <style:style style:name="T84" style:family="text">
      <style:text-properties officeooo:rsid="00901a7d"/>
    </style:style>
    <style:style style:name="T85" style:family="text">
      <style:text-properties officeooo:rsid="00920d1a"/>
    </style:style>
    <style:style style:name="T86" style:family="text">
      <style:text-properties officeooo:rsid="009570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Abstract-</text:span><text:span text:style-name="T14"> </text:span><text:span text:style-name="T9">Schon seit mehreren Jahrzehnten begleitet uns Software und stellt somit einen signifikanten Bestandteil unseres Lebens dar. In beinahe jeder Lebenssituation heutzutage findet sich Software wieder, sei es nun in den unzähligen Mikrocontrollern eines modernen Autos, welches ein </text:span><text:bookmark text:name="decorator-corrected-entity-id-17"/><text:span text:style-name="T9">hightech</text:span><text:span text:style-name="T10"> </text:span><text:span text:style-name="T9">Computer auf rädern darstellt oder ein Videospiel, um von einem langen Arbeitstag abzuschalten. Die Anforderungen an Applikationen wachsen dabei stetig, weshalb neben logischer Korrektheit vermehrt auch Geschwindigkeit von übergeordneter Bedeutung ist. Vor allem im </text:span><text:span text:style-name="T16">Embedded</text:span><text:span text:style-name="T10"> </text:span><text:bookmark text:name="decorator-corrected-entity-id-27"/><text:span text:style-name="T9">Bereich bekommt</text:span><text:span text:style-name="T10"> </text:span><text:span text:style-name="T9">die Geschwindigkeit eines Programms noch mal eine viel größere Bedeutung, da hier auch meist in Lebens </text:span><text:bookmark text:name="decorator-corrected-entity-id-31"/><text:span text:style-name="T9">gefährdeten</text:span><text:span text:style-name="T10"> </text:span><text:span text:style-name="T9">Bereichen hantiert wird. Werden die letzten Jahrzehnte betrachtet, zeigt sich, dass die </text:span><text:span text:style-name="T16">vorherrschende </text:span><text:span text:style-name="T15"><text:s/></text:span><text:span text:style-name="T8">Programmiersprache im </text:span><text:bookmark text:name="decorator-ignored-entity-id-43"/><text:span text:style-name="T8">Embedded Bereich C ist. Jedoch zeigt sich auch, dass ein Trend zur Programmiersprache C++ entwickelt wurde. </text:span></text:p>
      <text:p text:style-name="P68">Dieses Paper befasst sich mit C++, einer Programmiersprache, die ursprünglich von Bjarne Stroustrup im Jahr 1979 als eine Erweiterung von C entwickelt wurde. Genauer soll darauf eingegangen werden, <text:bookmark text:name="decorator-corrected-entity-id-48"/>wie mit C++ sehr <text:bookmark text:name="decorator-corrected-entity-id-52"/>performant programmiert werden kann. Dabei soll gezeigt werden, wie mit einfach <text:bookmark text:name="decorator-corrected-entity-id-55"/>Ticks die Performance verbessert werden kann.</text:p>
      <text:p text:style-name="P5"/>
      <text:p text:style-name="P1"/>
      <text:p text:style-name="P2">Einleitung</text:p>
      <text:p text:style-name="P7"><text:span text:style-name="T4">Bei dem Gedanken an die Programmiersprache C++ erschauern viele Programmierer, sei es nun der </text:span><text:bookmark text:name="decorator-corrected-entity-id-65"/><text:span text:style-name="T4">blutige</text:span><text:span text:style-name="T7"> </text:span><text:span text:style-name="T4">Anfänger, der noch nie etwas mit Programmierung zu tun hatte, oder der langjährig </text:span><text:bookmark text:name="decorator-corrected-entity-id-73"/><text:span text:style-name="T4">erfahrene</text:span><text:span text:style-name="T7"> </text:span>Embedded<text:span text:style-name="T7"> </text:span><text:span text:style-name="T4">Programmierer, der lieber auf seine bewährte Programmiersprache C zurückgreift. Dabei stellt sich die </text:span><text:bookmark text:name="decorator-corrected-entity-id-80"/><text:span text:style-name="T4">Frage, woher</text:span><text:span text:style-name="T7"> </text:span><text:span text:style-name="T4">die Abneigung gegen diese Sprache kommt, wenn Sie doch Perfekt </text:span><text:bookmark text:name="decorator-corrected-entity-id-86"/><text:span text:style-name="T4">scheint mit</text:span><text:span text:style-name="T7"> </text:span><text:span text:style-name="T4">Ihrer nähe zur Hardware und den Vorteilen einer </text:span><text:bookmark text:name="decorator-corrected-entity-id-91"/><text:span text:style-name="T4">hohen</text:span><text:span text:style-name="T7"> </text:span><text:span text:style-name="T4">Programmiersprache. Gut, die Antwort darauf ist simpel, denn C++ ist ein Fluch und ein Segen zugleich. C++ ist die momentan mächtigste Programmiersprache und in keiner anderen Programmiersprache bekommt der Programmierer so viele Freiheiten, jedoch ist dies wie alles im Leben nicht um sonst, denn mit vielen </text:span><text:bookmark text:name="decorator-corrected-entity-id-103"/><text:span text:style-name="T4">Freiheiten kommt</text:span><text:span text:style-name="T7"> </text:span><text:span text:style-name="T4">auch viel Verantwortung.</text:span> </text:p>
      <text:p text:style-name="P6"/>
      <text:p text:style-name="P3"><text:span text:style-name="T5">Dieses Paper soll sich jedoch nicht mit dem </text:span><text:bookmark text:name="decorator-corrected-entity-id-154"/><text:span text:style-name="T5">sicheren</text:span><text:span text:style-name="T11"> </text:span><text:span text:style-name="T5">Programmieren von C++ beschäftigen, sondern eher damit, wie C++ ausgenutzt werden kann, um sehr performante Software zu schreiben. Tatsache ist nämlich, dass genau so Performanter, wenn nicht sogar noch </text:span><text:bookmark text:name="decorator-corrected-entity-id-165"/><text:span text:style-name="T5">performanteren</text:span><text:span text:style-name="T11"> </text:span><text:span text:style-name="T5">Code geschrieben werden kann wie in C, jedoch um dies zu </text:span><text:bookmark text:name="decorator-corrected-entity-id-175"/><text:span text:style-name="T5">erreichen, sollte</text:span><text:span text:style-name="T11"> </text:span><text:span text:style-name="T5">sich an die ursprünglichen Prinzipien von C++ gehalten werden. Eines der ersten und zudem auch wichtigsten </text:span><text:bookmark text:name="decorator-corrected-entity-id-184"/><text:span text:style-name="T5">Prinzipien ist</text:span><text:span text:style-name="T11"> </text:span><text:span text:style-name="T5">das „</text:span><text:span text:style-name="T17">zero</text:span><text:span text:style-name="T11"> </text:span><text:span text:style-name="T17">overhead</text:span><text:span text:style-name="T11"> </text:span><text:span text:style-name="T17">abstraction</text:span><text:span text:style-name="T11">“ </text:span><text:span text:style-name="T5">Prinzip. [</text:span><text:span text:style-name="T17">Hands</text:span><text:span text:style-name="T11"> </text:span><text:span text:style-name="T5">on </text:span><text:span text:style-name="T17">High</text:span><text:span text:style-name="T11"> </text:span><text:span text:style-name="T17">performance</text:span><text:span text:style-name="T11"> </text:span><text:span text:style-name="T17">programming</text:span><text:span text:style-name="T5">] Unterstrichen wird dies noch mit dem Zitat</text:span><text:span text:style-name="T17"> <text:s/></text:span><text:span text:style-name="T2">„Technically, C++ rests on two pillars. A direct map to hardware (initially from C) and zero-overhead abstraction in production code (initially from Simula where ut wasn´t zero overhead). Depart from those and the language is no longer C++“ [Direction for ISO C++]</text:span></text:p>
      <text:p text:style-name="P3"/>
      <text:p text:style-name="P4">Take Four Problem</text:p>
      <text:p text:style-name="P8"><text:span text:style-name="T4">Kontrovers soll dieses Paper mit der Thematik beginnen, wann es akzeptabel ist, nicht grundsätzlich auf Performance zu achten</text:span><text:bookmark text:name="decorator-corrected-entity-id-203"/><text:span text:style-name="T4">. Dazu soll das „Take </text:span>Four<text:span text:style-name="T7"> </text:span><text:span text:style-name="T4">Problem“ genauer betrachtet werden. Was ist das „Take </text:span>Four<text:span text:style-name="T7"> </text:span><text:span text:style-name="T4">Problem“? Nun das „Take </text:span>Four<text:span text:style-name="T7"> </text:span><text:span text:style-name="T4">Problem“ zeigt sechs Qualitätsmerkmale an Software, die folgenden Schaubild dargestellt werden:</text:span> </text:p>
      <text:p text:style-name="P43"/>
      <text:p text:style-name="P44"><text:span text:style-name="T6">Das Problem, welches hier dargestellt werden soll, ist es, dass bei der Entwicklung von Software sich auf vier der sechs Qualitätsmerkmale geeinigt werden muss, da sich manche Qualitätsmerkmale gegenseitig ausschließen. Um ein </text:span><text:bookmark text:name="decorator-corrected-entity-id-210"/><text:span text:style-name="T6">konkretes</text:span><text:span text:style-name="T12"> </text:span><text:span text:style-name="T6">Beispiel eines solchen Konfliktes zu nennen: Effizienz und Zuverlässigkeit schließen sich gegenseitig aus, da Zuverlässigkeit viel auf Fehlertoleranz baut und das Programm einfach </text:span><text:bookmark text:name="decorator-corrected-entity-id-213"/><text:span text:style-name="T6">performanter</text:span><text:span text:style-name="T12"> </text:span><text:span text:style-name="T6">wird, wenn nicht jeder „Pointer“ auf „null“ abgefragt wird. Auch die Wartbarkeit leidet meistens unter der Effizienz, was den Code dann zum einen </text:span><text:bookmark text:name="decorator-corrected-entity-id-215"/><text:span text:style-name="T6">schlechter</text:span><text:span text:style-name="T12"> </text:span><text:span text:style-name="T6">zu Lesen oder Erweitern ist.</text:span><text:span text:style-name="T3"> </text:span><text:span text:style-name="T5">Zu sehen ist also, dass es auf den Anwendungsfall stark ankommt. Ist das Produkt eine Webseite, die ständig weiterentwickelt wird, dann ist es viel wichtiger, </text:span><text:soft-page-break/><text:span text:style-name="T5">dass die Software leicht erweiterbar geschrieben ist, zumal es bei einer Webseite nicht darauf ankommt, ob sie 20 oder 200 Millisekunden </text:span><text:bookmark text:name="decorator-corrected-entity-id-221"/><text:span text:style-name="T5">braucht, um</text:span><text:span text:style-name="T11"> </text:span><text:span text:style-name="T5">zu laden. Andersherum gesehen ist die Performance von Echtzeit </text:span><text:bookmark text:name="decorator-corrected-entity-id-226"/><text:span text:style-name="T5">kritischen</text:span><text:span text:style-name="T11"> </text:span><text:span text:style-name="T5">Systemen von großer Relevanz. Bei einem Airbag </text:span><text:bookmark text:name="decorator-corrected-entity-id-230"/><text:span text:style-name="T5">beispielsweise kann</text:span><text:span text:style-name="T11"> </text:span><text:span text:style-name="T5">es </text:span><text:bookmark text:name="decorator-corrected-entity-id-233"/><text:span text:style-name="T5">lebensentscheidend</text:span><text:span text:style-name="T11"> </text:span><text:bookmark text:name="decorator-corrected-entity-id-235"/><text:span text:style-name="T5">sein, ob</text:span><text:span text:style-name="T11"> </text:span><text:span text:style-name="T5">dieser innerhalb von 20 oder 200 Millisekunden rauskommt. Im Endeffekt muss im Vorfeld entschieden werden, welche Kriterien für die Software als wirklich relevant erachtet werden.</text:span><text:span text:style-name="T17"> </text:span></text:p>
      <text:p text:style-name="P9"/>
      <text:p text:style-name="P45"><text:span text:style-name="T17">Tempor</text:span><text:span text:style-name="T18">äre Objekte</text:span></text:p>
      <text:p text:style-name="P46"><text:span text:style-name="T18">Um Temporäre Objekte verstehen zu können, </text:span><text:span text:style-name="T19">sollte zuerst geklärt werden, </text:span><text:span text:style-name="T20">was </text:span><text:span text:style-name="T19">„lvalues“ und „rvalues“ sind </text:span><text:span text:style-name="T20">und worin diese zu Unterscheiden sind.</text:span><text:span text:style-name="T19"> </text:span><text:span text:style-name="T20">Die Antwort darauf soll folgendes Zitat liefern: „</text:span><text:span text:style-name="T72">In concept (though not always in practice), rvalues correspond to</text:span><text:span text:style-name="T71"> </text:span><text:span text:style-name="T72">temporary objects returned from functions, while lvalues correspond to objects you</text:span><text:span text:style-name="T71"> </text:span><text:span text:style-name="T72">can refer to, either by name or by following a pointer or lvalue reference.</text:span><text:span text:style-name="T71"> </text:span><text:span text:style-name="T72">A useful heuristic to determine whether an expression is an lvalue is to ask if you can</text:span><text:span text:style-name="T71"> </text:span><text:span text:style-name="T72">take its address. If you can, it typically is. If you can’t, it’s usually an rvalue.</text:span><text:span text:style-name="T20">“. [Effective Mondern C++] </text:span><text:span text:style-name="T21">Wie zu sehen ist, resultieren „rvalues“ oft in Temporären Objekten. </text:span><text:span text:style-name="T22">Diese Objekte sind in so fern schlecht, da diese vom Compiler erzeugt werden nur um Daten zu servieren, um dann sofort wieder verworfen zu werden. Solch ein Verhalten frisst dann unnötig Performance.</text:span><text:span text:style-name="T23">[hands on high Performance]</text:span></text:p>
      <text:p text:style-name="P10"/>
      <text:p text:style-name="P11">Um ein solches Verhalten darzustellen, wird im folgenden eine Simple eigen Implementation der String klasse, sowie eine Funktion „foo“, die eine „const“ Referenz übergeben bekommt gezeigt: </text:p>
      <text:p text:style-name="P11"/>
      <text:p text:style-name="P47"><text:span text:style-name="T25">Wenn „foo“ nun mit einem „rvalue“ aufgerufen wird, dann muss der Compiler eigenständig ein Temporäres Objekt erzeugen. Um so was ungewolltest zu vermeiden, wurde </text:span><text:span text:style-name="T24">das</text:span><text:span text:style-name="T25"> „explicit“ </text:span><text:span text:style-name="T24">Keyword </text:span><text:span text:style-name="T25">eingeführt. <text:s/></text:span></text:p>
      <text:p text:style-name="P12"/>
      <text:p text:style-name="P48"><text:span text:style-name="T25">R</text:span><text:span text:style-name="T17">untime type Identificat</text:span><text:span text:style-name="T26">ion</text:span></text:p>
      <text:p text:style-name="P49"><text:span text:style-name="T26">R</text:span><text:span text:style-name="T17">untime type Indentification kurz „RTTI“, kann genutzt werden um sicher zwischen verschiedenen Typen in einer Klassenhierarchie zu „casten“. Dabei verwendet „RTTI“ Metadaten, die einer Klasse hinzugefügt werden, die dann zur Laufzeit verwendet werden können. Mittels dem „dynamic_cast&lt;&gt;“ Operator kann überprüft werden, ob zwischen einer Basisklasse und einer Abgeleiteten klasse gecastet werden kann. </text:span><text:span text:style-name="T27">Im folgenden wird ein klassisches Beispiel für die Verwendung von „dynamic_cast&lt;&gt;“ demonstriert:</text:span></text:p>
      <text:p text:style-name="P13"/>
      <text:p text:style-name="P14">Hier kann nun geprüft werden, ob der „cast“ erfolgreich war, indem die Variable „cat“ auf „null“ geprüft wird und wenn dem der Fall ist, dann war der „cast“ nicht erfolgreich und es kann darauf reagiert werden.</text:p>
      <text:p text:style-name="P14"/>
      <text:p text:style-name="P50"><text:span text:style-name="T17">Jedoch kommt es nun zu folgendem Problem: „RTTI“ fügt, aus Performance Sicht, unnötigen „overhead“ hinzu und die Überprüfung bei „dynamic_cast&lt;&gt;“ </text:span><text:span text:style-name="T28">findet zur Laufzeit statt. Wie schon in der Einleitung erwähnt, ist das „zero overhead prinzip“ eines der, wenn nicht sogar das wichtigste <text:s/>Prinzip, welches hier klar verletzt wird. In dem Sinne, sollte, sofern Möglich, „RTTI“ ausgeschaltet werden und auf alternativen zurückgegriffen werden. Hier existiert kein Wissenschaftlicher Grundsatz, jedoch eine Möglichkeit zumindest </text:span><text:span text:style-name="T17">„dynamic_cast&lt;&gt;“ </text:span><text:span text:style-name="T28">zu ersetzten, wäre die Verwendung einer „Virtuellen Funktion“.</text:span></text:p>
      <text:p text:style-name="P15"/>
      <text:p text:style-name="P51"><text:span text:style-name="T28">S</text:span><text:span text:style-name="T17">peicher Management </text:span></text:p>
      <text:p text:style-name="P16"/>
      <text:p text:style-name="P16">Einleitung </text:p>
      <text:p text:style-name="P52"><text:span text:style-name="T17">Der Speicher ist ganz klar die wichtigste Komponente beim schreiben von einem Programm, denn ohne den Speicher geht nichts. </text:span><text:span text:style-name="T29">Da diese Komponente so enorm wichtig ist, muss auch besonders darauf acht gegeben werden. Vor allem wenn es um die Performance eines Programms geht, kann </text:span><text:soft-page-break/><text:span text:style-name="T29">beim Speicher Management viel herausgeholt werden. In C++ ist dem Programmierer die Möglichkeit gegeben, zwischen dem „Stack“ und dem „Heap“ zu Entscheiden, wo dieser seine Objekte speichert. </text:span></text:p>
      <text:p text:style-name="P17"/>
      <text:p text:style-name="P58"><text:span text:style-name="T29">S</text:span><text:span text:style-name="T17">tack </text:span></text:p>
      <text:p text:style-name="P52"><text:span text:style-name="T30">Dabei ist die Speicherung auf dem „Stack“ aus Performanter Sicht sehr lukrativ, </text:span><text:span text:style-name="T31">da dass Speichern und Verwerfen von Objekten sehr schnell von statten gehen kann. Jedoch ist nichts umsonst und der „Stack“ kommt mit einigen Einschränkungen wie zum Beispiel der festen Größe, die in Embedded Systems nicht besonders groß sein muss, oder auch das keine Dynamischen Objekte dort gespeichert werden können. </text:span><text:span text:style-name="T34">[C++ High Performance]</text:span></text:p>
      <text:p text:style-name="P18"/>
      <text:p text:style-name="P58"><text:span text:style-name="T32">H</text:span><text:span text:style-name="T17">eap</text:span></text:p>
      <text:p text:style-name="P54"><text:span text:style-name="T32">Sollen Objekte nun Dynamisch gespeichert werden, dann kommt der Programmierer nicht drum herum, diese Objekte auf dem „Heap“ abzulegen. Dies kann erreicht werden, mit der Verwendung von der Funktion „Malloc“ oder mit dem C++ Operator „new“. Im Endeffekt wird „Malloc“ im „new“ Operator aufgerufen, der einzige Unterschied zwischen „Malloc“ und „new“ ist, </text:span><text:span text:style-name="T33">das bei „new“ noch der Konstruktor des Objektes aufgerufen wird. </text:span><text:span text:style-name="T34">Das große Problem, welches entsteht bei der Verwendung vom „Heap“, ist dass diese Operation sehr teuer aus Performanter Sicht ist. </text:span><text:span text:style-name="T35">Zwei Faktoren weshalb diese Operation so teuer ist spielen dabei eine Rolle. Zum einen ist das Anfordern von frischem Speicher an sich eine sehr teure Angelegenheit und zum anderen ist die Platzierung der Daten komplett willkürlich, was zu sogenannten „cache misses“ führen kann. </text:span></text:p>
      <text:p text:style-name="P16"/>
      <text:p text:style-name="P53"><text:span text:style-name="T17">„</text:span><text:span text:style-name="T38">Cach misses</text:span><text:span text:style-name="T17">“ </text:span><text:span text:style-name="T38">sind unter anderem sehr kostspielig wenn es um Mehrdimensionale Arrays geht. Im folgenden wird als Beispiel ein </text:span><text:span text:style-name="T47">Dynamisches</text:span><text:span text:style-name="T38"> </text:span><text:span text:style-name="T47">z</text:span><text:span text:style-name="T38">weidimensionales Array auf dem „Heap“ abgelegt:</text:span></text:p>
      <text:p text:style-name="P19"/>
      <text:p text:style-name="P57"><text:span text:style-name="T38">N</text:span><text:span text:style-name="T17">achdem das Array angelegt wurde, hat der Programmierer die Möglichkeit sich die Adressen anzusehen, wie im Folgenden durch eine Konsolen Ausgabe. </text:span></text:p>
      <text:p text:style-name="P20"/>
      <text:p text:style-name="P20">Zu sehen ist, dass die Adressen sehr weit auseinander liegen, was dann sehr Langsam sein kann wenn das Array beschrieben werden soll.</text:p>
      <text:p text:style-name="P16"/>
      <text:p text:style-name="P21">Speicher auf dem Heap zuweisen</text:p>
      <text:p text:style-name="P55"><text:span text:style-name="T39">Wie schon vorher erwähnt sind die „cach misses“ nicht die einzigen Performance Probleme, die entstehen wenn Objekte auf dem „Heap“ gespeichert werden. </text:span><text:span text:style-name="T36">Um Speicher </text:span><text:span text:style-name="T37">vom „Heap“ zu bekommen, m</text:span><text:span text:style-name="T38">uss der „</text:span><text:span text:style-name="T41">memory allocator</text:span><text:span text:style-name="T38">“ </text:span><text:span text:style-name="T37">folgende Anforderungen </text:span><text:span text:style-name="T38">erfüllen</text:span><text:span text:style-name="T37">:</text:span></text:p>
      <text:p text:style-name="P22"/>
      <text:p text:style-name="P56"><text:span text:style-name="T37">- </text:span><text:span text:style-name="T38">Es muss „</text:span><text:span text:style-name="T42">M</text:span><text:span text:style-name="T38">ultithreading“ Unterstützen, da alle Threads nur auf den globalen „Heap“ zugreifen, daher muss es auch eine Art von Synchronisation implementiert haben.</text:span></text:p>
      <text:p text:style-name="P56"><text:span text:style-name="T38">- </text:span><text:span text:style-name="T39">Es muss </text:span><text:span text:style-name="T40">effizient </text:span><text:span text:style-name="T39">verschiedene Größen von Objekten </text:span><text:span text:style-name="T40">zuweisen können.</text:span></text:p>
      <text:p text:style-name="P23">- Es sollte sich nicht über die Zeit verschlechtern.</text:p>
      <text:p text:style-name="P23">- Am Anfang eines Programm wird vom Betriebssystem dem Programm speicher zur Verfügung gestellt und wenn dieser Aufgebraucht ist, dann muss es runter zum „kernel“ um neuen Speicher anzufordern.</text:p>
      <text:p text:style-name="P22"/>
      <text:p text:style-name="P59"><text:span text:style-name="T37">A</text:span><text:span text:style-name="T17">ll diese Anforderungen und noch einige mehr müssen erfüllt werden! Zu sehen ist also, dass das Speicher auf dem „Heap“ keines falls Trivial ist und mit bedacht einzusetzen ist. [HandsOn]</text:span></text:p>
      <text:p text:style-name="P24"/>
      <text:p text:style-name="P28">Benchmarking Stack vs. Heap</text:p>
      <text:p text:style-name="P61"><text:span text:style-name="T48">Theorie ist gut, Praxis ist besser! Nach diesem Motto soll in dieser Sektion zwischen den beiden Speicher Möglichkeiten, verglichen werden, wie groß der Performance Unterschied tatsächlich ist. Für diesen Zweck wurde ein Zweidimensionales Array der Größe 10x10 sowohl auf dem Stack, als auch auf dem Heap gespeichert und dessen Felder auf den Wert 2 gesetzt. </text:span><text:span text:style-name="T49">Dabei wurde die Compi</text:span><text:soft-page-break/><text:span text:style-name="T49">ler Optimierung ausgestellt, damit nichts essentielles vom Compiler bei diesem Versuch wegoptimiert wird.</text:span><text:span text:style-name="T48"> Dieser Vorgang wurde dann „N“ Mal wiederholt und resultierte in das folgende Ergebnis:</text:span></text:p>
      <text:p text:style-name="P29"/>
      <text:p text:style-name="P30">Wie zu sehen ist, ist die Heap Speicherung deutlich langsamer und der Performance unterschied ist keinesfalls zu Unterschätzen. </text:p>
      <text:p text:style-name="P30"/>
      <text:p text:style-name="P30">Ein Interessanter Fakt der zudem noch zu beobachten war, war dass der Compiler auf der höchsten Compiler Optimierungsstufe, in der Lage war, den Stack Code wegzuoptimieren. <text:span text:style-name="T73">Dadurch wurde der Komplette Code für die Stack Implementierung verworfen und die gemessene Zeit resultierte in 0 Millisekunden.</text:span></text:p>
      <text:p text:style-name="P29"><text:s/></text:p>
      <text:p text:style-name="P25">„New“ Operator Überschreiben</text:p>
      <text:p text:style-name="P60"><text:span text:style-name="T41">„</text:span><text:span text:style-name="T42">If we need dynamic memory and can't avoid allocations, we may have to write a custom memory manager that performs better for our specific needs.</text:span><text:span text:style-name="T41">“ </text:span><text:span text:style-name="T42">[C++ High Performance]. In der Vorhergehenden Sektion wurde für das Speichern auf dem „Heap“ die Standard Implementation von C beziehungsweise C++ benutzt, dies ist jedoch nur eine generelle Funktion zum Zuweisen von Speicher, deswegen auch auf nichts spezialisiert. </text:span><text:span text:style-name="T43">C++ bietet dem Programmierer die Möglichkeit seine eigene Implementation zu schreiben, indem der „new“ Operator Überschrieben wird. Zum Beispiel könnte am Anfang des Programms einmalig der gesamte Speicher, welches das ungefähr Programm braucht reserviert werden, um dann vom reservierten Speicher alle Objekte zu verwalten.</text:span></text:p>
      <text:p text:style-name="P26"/>
      <text:p text:style-name="P27">Neben der eigen Implementierung existieren natürlich noch externe alternativen zu der Standard Implementierung von „Malloc“, wie zum Beispiel die Implementierung von Google, welche die „tcmalloc“ Funktion zur Verfügung stellen. </text:p>
      <text:p text:style-name="P27"/>
      <text:p text:style-name="P27">Zusammenfassung</text:p>
      <text:p text:style-name="P60"><text:span text:style-name="T44"><text:s/></text:span><text:span text:style-name="T45">Abschließend kann gesagt werden, dass Speicher vom „Heap“ extrem kostspielig ist und hinter dem „new“ Operator mehr steckt als manch einer vielleicht vermutet. </text:span><text:span text:style-name="T46">Wie zudem auch zu sehen war, ist die</text:span><text:span text:style-name="T45"> </text:span><text:span text:style-name="T46">Möglichkeit gegeben, eine eigene Implementierung zu schreiben oder auf externe Implementierungen zurückzugreifen. Alles im allem bleibt die Benutzung des „Heap“ sehr teuer und es sollte wann immer möglich mit dem „Stack“ gearbeitet werden. <text:s/></text:span></text:p>
      <text:p text:style-name="P24"/>
      <text:p text:style-name="P31">Kopieren von Objekten</text:p>
      <text:p text:style-name="P62"><text:span text:style-name="T50">Sobald ein Objekt ein anderes Objekt zugewiesen wird, findet ein Kopiervorgang statt. Dabei existieren zwei arten von Kopiermechanismen, einmal die „flache“ Kopie und die „tiefe“ Kopie. </text:span><text:span text:style-name="T51">Eine „flache“ Kopie ist eine Pseudo-Kopie, das bedeutet, dass hier nicht wirklich Kopiert wird, sondern nur auf die Adresse des Objektes verwiesen wird, währenddessen ist eine „tiefe“, eine echte Kopie, bei der die Daten an eine neue Adresse geschrieben werden. Dies ist insofern relevant, da </text:span><text:span text:style-name="T52">bei dem Kopieren von einem Objekt der „copy constructor“</text:span><text:span text:style-name="T51"> </text:span><text:span text:style-name="T52">aufgerufen wird, und dieser Standardmäßig eine „flache“ Kopie durchführt. Dieses Verhalten soll im folgenden mit Hilfe der String klasse dargestellt werden. </text:span><text:span text:style-name="T51"><text:s/></text:span></text:p>
      <text:p text:style-name="P33"/>
      <text:p text:style-name="P63"><text:span text:style-name="T51">W</text:span><text:span text:style-name="T52">ie klar zu erkennen ist, wurde durch die Veränderung von „stringB“ auch „stringA“ verändert. </text:span><text:span text:style-name="T53">Dieses verhalten ist jedoch </text:span><text:span text:style-name="T55">sehr Problematisch</text:span><text:span text:style-name="T53">, da nun zwei Objekte existieren, die auf die gleiche Adresse verweisen</text:span><text:span text:style-name="T55"> und das Programm abstürzt beim versuch beide Objekte zu „deleten“, da versucht wird speicher freigegeben wird, der schon freigegeben wurde. </text:span><text:span text:style-name="T53"><text:s/>Um dieses unerwünschte verhalten zu umgehen, ist dem Programmierer die Möglichkeit gegeben, eine eigene Definition für den </text:span><text:span text:style-name="T52">„copy constructor“ </text:span><text:span text:style-name="T53">zu schreiben. </text:span><text:span text:style-name="T54">Für die eigen-implementierte String klasse könnte der </text:span><text:span text:style-name="T52">„copy constructor“</text:span><text:span text:style-name="T54"> wie folgt aussehen:</text:span></text:p>
      <text:p text:style-name="P16"/>
      <text:p text:style-name="P32"><text:soft-page-break/>Damit wurde erreicht, dass die beiden Objekte nun komplett voneinander unabhängig sind <text:span text:style-name="T74">und das Programm nicht abstürzt wenn beide Objekte gelöscht werden. </text:span></text:p>
      <text:p text:style-name="P32"/>
      <text:p text:style-name="P42">Jedoch ist gleichzeitig auch zu sehen, dass beim Kopieren neuer Speicher auf dem „Heap“ angelegt werden muss, was wie im Kapitel „Speicher Management“ sehr ineffizient ist. Das bedeutet, dass jedes mal, wenn das String Objekt kopiert wird zum Beispiel beim Übergeben an eine Funktion per „Value“, dieser Vorgang unnötigerweise Performance in Anspruch nimmt. Im späteren Verlauf dieser Arbeit wird noch ein C++ Feature gezeigt, welches eingesetzt werden kann um unnötige Kopien zu vermeiden, jedoch für den Augenblick sollte gemerkt werden, dass ein Objekt jedes mal per „Referenz“ an eine Funktion übergeben werden. </text:p>
      <text:p text:style-name="P32"/>
      <text:p text:style-name="P35">Fehlerbehandlungen</text:p>
      <text:p text:style-name="P34">Fehlerbehandlungen stehen der Performance eines Programms ständig im Weg, dies ist auch Logisch zu erklären, da abgefangen und überprüft werden muss, ob es zu einem Fehler kam. Dafür muss Programmcode hinzugefügt werden, der nicht essentiell für den eigentlichen Ablauf des Programms ist. Dennoch kommt der Programmierer nicht drum herum Fehlerbehandlungen in seinem System zu integrieren, da es immer zu unvorhergesehenen Fehlern kommen kann. </text:p>
      <text:p text:style-name="P34"/>
      <text:p text:style-name="P35">Exceptions</text:p>
      <text:p text:style-name="P64"><text:span text:style-name="T56">Um einen Fehler zu behandeln, </text:span><text:span text:style-name="T57">kann der Programmierer einen Status Code zurückgeben und diesen Überprüfen oder eine „Exception“ werfen und die Funktion die Potentiell eine „Exception“ werfen könnte mit einem „Try-Catch“ Block umringen. </text:span><text:span text:style-name="T58">Die Vorteile von „Exceptions“ </text:span><text:span text:style-name="T59">gegenüber von Status Codes,</text:span><text:span text:style-name="T58"> sind in dem folgenden Zitat schön zusammengefasst: „</text:span><text:span text:style-name="T13">The use of exceptions isolates the error handling code from the normal flow of program execution, and unlike the error code approach, it cannot be ignored or forgotten. Also, automatic destruction of stack objects when an exception is thrown renders a program less likely to leak memory or other resources. With exceptions, once a problem is identified, it cannot be ignored – failure to catch and handle an exception results in program termination.</text:span><text:span text:style-name="T75"> </text:span><text:span text:style-name="T58">“ [Technical Report on C++ Performance]. Wie zu sehen ist, bieten „</text:span><text:span text:style-name="T59">Excetions</text:span><text:span text:style-name="T58">“ </text:span><text:span text:style-name="T59">nennenswerte Vorteile und haben somit auch eine Daseinsberechtigung.</text:span></text:p>
      <text:p text:style-name="P36"/>
      <text:p text:style-name="P66"><text:span text:style-name="T59">O</text:span><text:span text:style-name="T67">bwohl klare Vorteile existieren, sind „Exceptions“ seid ihrer Einführung ein stark umstrittenes Thema.</text:span><text:span text:style-name="T66"> </text:span><text:span text:style-name="T68">Dies hat sich auch nach der Tabellen orientierten Optimierung, dass es kein Performance Verlust entsteht, wenn keine „Exception“ geworfen wird, nicht geändert.</text:span><text:span text:style-name="T67"> Der Grund </text:span><text:span text:style-name="T68">für die Umstrittenheit</text:span><text:span text:style-name="T67"> ist, dass „Exceptions“ gegen das „zero-overhead prinzip“ </text:span><text:span text:style-name="T68">verstoßen</text:span><text:span text:style-name="T60">. Auch bei der Betrachtung der Performance eines Programms zeigen sich „Exceptions“ als sehr Problematisch, da <text:s/>diese Dynamisch zur Laufzeit, zum Beispiel auf dem „Heap“ erstellt werden müssen, was wie im Kapitel Speicher Management </text:span><text:span text:style-name="T65">gezeigt,</text:span><text:span text:style-name="T60"> schon sehr teuer ist, und anschließend </text:span><text:span text:style-name="T61">noch der Dynamische Type der „Exception“ herausgefunden werden muss, was in einem „dynamic_cast“ resultiert. Ein weiteres, </text:span><text:span text:style-name="T62">welches mit der Verwendung von „Exceptions“ kommt, ist dass nicht gesagt werden kann, wie lange es braucht bis eine „Exception“ vollständig abgearbeitet ist. Dadurch kann die Situation entstehen, dass während eine „Exception“ verarbeitet wird, eine andere geworfen wird und somit auch </text:span><text:span text:style-name="T63">eine unbestimmbare menge an Speicher gebraucht wird. [HandsOn]</text:span></text:p>
      <text:p text:style-name="P37"/>
      <text:p text:style-name="P38">Expected </text:p>
      <text:p text:style-name="P65"><text:span text:style-name="T63">„Exceptions“ sind zwar sehr langsam, jedoch bringen sie wie vorher im Unterkapitel „Exceptions“ erwähnt auch nennenswerte Vorteile gegenüber einfach</text:span><text:span text:style-name="T64">en</text:span><text:span text:style-name="T63"> Status Codes. </text:span><text:span text:style-name="T64">Deswegen kann auf die Alternative von „Expected“ zurückgegriffen werden, welches einen Kompromiss zwischen Status Codes und „Exceptions“ darstellt</text:span><text:span text:style-name="T63">. „</text:span><text:span text:style-name="T65">Expected</text:span><text:span text:style-name="T63">“ </text:span><text:span text:style-name="T65">wird durch „Templateklasse“, die </text:span><text:span text:style-name="T69">Beispielhaft als Pseudocode, </text:span><text:span text:style-name="T65">wie folgt aussehen könnte: <text:s text:c="2"/></text:span></text:p>
      <text:p text:style-name="P37"/>
      <text:p text:style-name="P39"><text:span text:style-name="T79">Wie zu sehen ist, sind die zwei Variablen in einem „union“ gespeichert um das „zero overhead prinzip“ nicht zu verletzen. </text:span>Die Idee dahinter ist es, <text:span text:style-name="T78">die „Exception“ nicht mehr zu werfen, sondern die</text:span><text:soft-page-break/><text:span text:style-name="T78">se wie einen erwarteten Wert zurück zu geben. In dem Fall dass die Funktion erfolgreich durchlaufen, dann kann der erwartete Wert mittels der Funktion „getValue()“ bekommen werden. Sollte jedoch ein Fehler aufkommen, wird dieser in der gleichen „Instance“ gespeichert und mittels „hasError()“ kann dann überprüft werden, ob ein Fehler vorliegt. Dadurch wurde erreicht, dass noch Metainformationen, zum Beispiel repräsentiert anhand von einem „String“, im Falle eines Fehlers zurückgegeben werden kann [Overhead of C++ Exceptions]. </text:span></text:p>
      <text:p text:style-name="P39"/>
      <text:p text:style-name="P40">Abbildung x zeigt den Performance unterschied zwischen der vorig besprochenen „Expected“ Klasse als „return“ Wert und einen „int“ als „return“ Wert, <text:span text:style-name="T80">sowie der Fall, dass eine „Exception“ geworfen wird</text:span>. Klar zu erkennen ist zwar dass der Status Code immer noch wesentlich Performanter ist jedoch ist der Unterschied zu „Exceptions“ deutlich geringer.</text:p>
      <text:p text:style-name="P40"/>
      <text:p text:style-name="P40">Zusammenfassung</text:p>
      <text:p text:style-name="P41">Trotz dessen, dass „Exceptions“ klare Vorteile bieten und durch Optimierungen, die Performance nicht verschlechtern, wenn diese nicht geworfen werden, ist der Verlust an Performance zu enorm, wenn diese geworfen werden. Große Firmen wie zum Beispiel Google haben „Exceptions“ sogar komplett aus Ihren Projekten verboten. Durch die „Templateklasse“ „Expected“ existiert eine lukrative Alternative, die wesentlich Performanter ist als „Exceptions“. Dennoch, wenn das Maximum an Performance in einem Programm herausgeholt werden, dann sollte mit Status Codes gearbeitet werden.</text:p>
      <text:p text:style-name="P36"/>
      <text:p text:style-name="P36">Strings </text:p>
      <text:p text:style-name="P70"><text:span text:style-name="T76">Heutzutage ist es schon fast undenkbar und unmöglich ein Programm ohne \emph{Strings} zu</text:span><text:line-break/><text:span text:style-name="T76">schreiben. Sie sind ein fester Bestandteil, bei so gut wie jeder höheren Programmiersprache,</text:span><text:line-break/><text:span text:style-name="T76">geworden. Viele Programmierer sehen diese deswegen als etwas sehr leichtgewichtiges. Dies kommt daher, dass Strings genauso behandelt werden wie primitive Datentypen, wie </text:span><text:span text:style-name="T77">zum Beispiel</text:span><text:span text:style-name="T76"> „int“ oder „char“. Jedoch wäre es Fatal anzunehmen, dass Operationen mit „Strings“ genauso effizient geschehen, wie bei den primitiven Datentypen. Dies zeigt auch das folgende Zitat: „Strings are convenient because they automatically grow as needed to hold their con‐ tents. By contrast, C library functions (strcat(), strcpy(), etc.) act on fixed-size character arrays. To implement this flexibility, strings are allocated dynamically. Dynamic allocation is expensive compared to most other C++ features, so no matter what, strings are going to show up as optimization hot spots.“ [Opitimize C++].</text:span></text:p>
      <text:p text:style-name="P67"/>
      <text:p text:style-name="P67">Probleme mit Strings</text:p>
      <text:p text:style-name="P67"><text:span text:style-name="T86">Strings ziehen viele Probleme mit sich, jedoch sind d</text:span>ie zwei <text:span text:style-name="T86">G</text:span>r<text:span text:style-name="T86">ö</text:span>ß<text:span text:style-name="T86">t</text:span>en Probleme die „Strings“ mit sich ziehen sind folgende: </text:p>
      <text:p text:style-name="P67"/>
      <text:p text:style-name="P67">1. „Strings“ werden auf dem „Heap“ gespeichert, was, wie im Kapitel „Speicher Management“ gezeigt ein sehr Teurer Prozess ist.</text:p>
      <text:p text:style-name="P67">2. Dadurch dass „Strings“ wie primitive Datentypen behandelt werden, verursachen „Strings“ viele Kopiervorgänge, was, wie im Kapitel „Kopieren von Objekten“ sehr suboptimal ist.</text:p>
      <text:p text:style-name="P36"/>
      <text:p text:style-name="P77"><text:span text:style-name="T70">Um zu Demonstrieren, wie Problematisch diese zwei Punkte tatsächlich sind, soll die „String“ klasse, die im laufe dieses Papers vorgestellt wurde um die „+“ und „=“ Operatoren erweitert werden, wie im folgenden gezeigt: </text:span></text:p>
      <text:p text:style-name="P77"><text:span text:style-name="T70"/></text:p>
      <text:p text:style-name="P72"><text:span text:style-name="T81">D</text:span>amit die beiden Operatoren so funktionieren, wie sie sollen, muss der <text:span text:style-name="T82">Speicher für „m_Data“ mittels „new“ vergrößert werden. </text:span><text:span text:style-name="T83">Darauf hin müssen die Daten, entweder mit Standard Funktionen wie <text:s/>„memcpy“ oder mit simplen „for-schleifen“, kopiert werden. </text:span></text:p>
      <text:p text:style-name="P72"/>
      <text:p text:style-name="P73"><text:soft-page-break/>Da nun die beiden Operatoren zur Verfügung stehen, kann nun mit der folgenden Sequenz, die Problematik zur Schau gestellt werden. Hierfür wird außerdem noch der „new“ Operator überschrieben um später zu überprüfen, wie oft die Funktion aufgerufen wurde.</text:p>
      <text:p text:style-name="P73"/>
      <text:p text:style-name="P73"><text:span text:style-name="T84">Wird die Sequenz betrachte, dann ist dies nichts Weltbewegendes, jedoch resultiert diese Sequenz schließlich in d</text:span><text:span text:style-name="T85">iesen</text:span><text:span text:style-name="T84"> Output:</text:span></text:p>
      <text:p text:style-name="P73"/>
      <text:p text:style-name="P75">Tatsächlich wurde für dieses doch sehr simple Programm Sieben mal der „new“ Operator aufgerufen. <text:span text:style-name="T85">Eine Optimierungsansatz für dieses Problem, sind „Move Semantiken“, die im späteren Verlauf dieses Papers noch besprochen werden, jedoch ist dieses Verhalten aus Sicht der Performance inakzeptabel und der Einsatz von „Strings“ sollte auf ein nötigstes beschränkt werden.</text:span></text:p>
      <text:p text:style-name="P75"/>
      <text:p text:style-name="P76"/>
      <text:p text:style-name="P75"><text:span text:style-name="T85"><text:s/></text:span></text:p>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Publico" svg:font-family="Publico, cv, icons, serif"/>
    <style:font-face style:name="serif" svg:font-family="serif"/>
    <style:font-face style:name="ui-monospace" svg:font-family="ui-monospace, SFMono-Regular, 'SF Mono', Menlo, Consolas, 'Liberation Mon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1H47M36S</meta:editing-duration>
    <meta:editing-cycles>31</meta:editing-cycles>
    <meta:generator>LibreOffice/7.0.1.2$Windows_X86_64 LibreOffice_project/7cbcfc562f6eb6708b5ff7d7397325de9e764452</meta:generator>
    <dc:date>2021-09-10T01:56:09.952000000</dc:date>
    <meta:document-statistic meta:table-count="0" meta:image-count="0" meta:object-count="0" meta:page-count="7" meta:paragraph-count="71" meta:word-count="3188" meta:character-count="22213" meta:non-whitespace-character-count="19053"/>
  </office:meta>
</office:document-meta>
</file>